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A0000009BBA819F333EF40F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.83cm" fo:min-width="5.85cm"/>
    </style:style>
    <style:style style:name="gr2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457cm" fo:min-width="1.207cm" draw:shadow-opacity="100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none" draw:fill-color="#dddddd" draw:opacity="100%" draw:textarea-horizontal-align="justify" draw:textarea-vertical-align="middle" draw:auto-grow-height="false" fo:min-height="1.457cm" fo:min-width="1.207cm" draw:shadow-opacity="100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 draw:opacity="100%"/>
      <style:paragraph-properties fo:text-align="center"/>
    </style:style>
    <style:style style:name="P4" style:family="paragraph">
      <loext:graphic-properties draw:fill="none" draw:fill-color="#dddddd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08cm" svg:x="9.89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13cm" svg:height="2.413cm" svg:x="10.904cm" svg:y="8.747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762cm" svg:height="0.686cm" svg:x="10.271cm" svg:y="7.731cm">
          <draw:image xlink:href="Pictures/10000201000000AA0000009BBA819F333EF40FCD.png" xlink:type="simple" xlink:show="embed" xlink:actuate="onLoad">
            <text:p/>
          </draw:image>
        </draw:frame>
        <draw:custom-shape draw:style-name="gr2" draw:text-style-name="P3" draw:layer="layout" svg:width="2.413cm" svg:height="2.413cm" svg:x="12.804cm" svg:y="8.747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2.413cm" svg:x="10.904cm" svg:y="8.747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11:07:02.253586431</meta:creation-date>
    <dc:date>2016-09-14T15:45:17.741189906</dc:date>
    <meta:editing-duration>PT8M4S</meta:editing-duration>
    <meta:editing-cycles>3</meta:editing-cycles>
    <meta:generator>LibreOffice/5.1.4.2$Linux_X86_64 LibreOffice_project/10m0$Build-2</meta:generator>
    <meta:document-statistic meta:object-count="5"/>
  </office:meta>
</office:document-meta>
</file>